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style="italic" style:font-style-asian="italic" style:font-style-complex="italic"/>
    </style:style>
    <style:style style:name="P3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Liberation Serif" fo:font-size="18pt" fo:language="es" fo:country="ES" fo:font-style="normal" style:text-underline-style="none" fo:font-weight="normal" style:text-blinking="false" fo:background-color="transparent" style:font-size-asian="18pt" style:font-size-complex="18pt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 style:list-style-name="L1">
      <style:text-properties fo:language="es" fo:country="ES"/>
    </style:style>
    <style:style style:name="P9" style:family="paragraph" style:parent-style-name="Standard">
      <style:paragraph-properties fo:text-align="justify" style:justify-single-word="false"/>
      <style:text-properties fo:language="es" fo:country="ES"/>
    </style:style>
    <style:style style:name="P10" style:family="paragraph" style:parent-style-name="Standard" style:list-style-name="L2">
      <style:paragraph-properties fo:text-align="justify" style:justify-single-word="false"/>
      <style:text-properties fo:language="es" fo:country="ES"/>
    </style:style>
    <style:style style:name="P11" style:family="paragraph" style:parent-style-name="Standard" style:list-style-name="L3">
      <style:text-properties fo:language="es" fo:country="ES"/>
    </style:style>
    <style:style style:name="P12" style:family="paragraph" style:parent-style-name="Standard" style:list-style-name="L2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fo:language="es" fo:country="ES" fo:font-style="italic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internal-source-marker_0.14773557809607696"/>Aplicación para la Encuesta de Opinión Estudiantil Utilizando Consultas Difusas.</text:p>
      <text:p text:style-name="P9"/>
      <text:p text:style-name="P9"/>
      <text:p text:style-name="P1"/>
      <text:p text:style-name="P5"><text:span text:style-name="T3">Manual de </text:span><text:bookmark text:name="internal-source-marker_0.147735578096076961"/><text:span text:style-name="T6">instalación</text:span><text:span text:style-name="T5"> </text:span><text:span text:style-name="T3"><text:s/>para SQLfi .</text:span></text:p>
      <text:p text:style-name="P1"/>
      <text:p text:style-name="P1">========================================================================= </text:p>
      <text:p text:style-name="P1"/>
      <text:p text:style-name="P1"/>
      <text:p text:style-name="P1">El proyecto está desarrollado sobre Playframework. </text:p>
      <text:p text:style-name="P1">El proyecto es Plataform Independent .</text:p>
      <text:p text:style-name="P1"/>
      <text:p text:style-name="P1"/>
      <text:p text:style-name="P3">Instalación del Proyecto: </text:p>
      <text:p text:style-name="P1">------------------------- ------------</text:p>
      <text:p text:style-name="P1"/>
      <text:p text:style-name="P1"/>
      <text:p text:style-name="P2">Requerimientos:</text:p>
      <text:p text:style-name="P2"/>
      <text:list xml:id="list2390777271" text:style-name="L1">
        <text:list-item>
          <text:p text:style-name="P8">Instalar la version del JDK 1.6. </text:p>
        </text:list-item>
        <text:list-item>
          <text:p text:style-name="P8">Instalar Play! Framework. </text:p>
        </text:list-item>
        <text:list-item>
          <text:p text:style-name="P8">Instalar Postgresql. </text:p>
        </text:list-item>
      </text:list>
      <text:p text:style-name="P1"/>
      <text:p text:style-name="P1"/>
      <text:p text:style-name="P2">Para configurar la base de datos: </text:p>
      <text:p text:style-name="P1"/>
      <text:list xml:id="list483511534" text:style-name="L2">
        <text:list-item>
          <text:p text:style-name="P12"><text:span text:style-name="T1">Dirigirse a la carpeta a la carpeta install que se encuentra en el directorio ra</text:span><text:bookmark text:name="internal-source-marker_0.147735578096076962"/><text:span text:style-name="T7">í</text:span><text:span text:style-name="T1">z de la </text:span><text:span text:style-name="T4">aplicaci</text:span><text:span text:style-name="T8">ó</text:span><text:span text:style-name="T4">n</text:span><text:span text:style-name="T2">.</text:span><text:span text:style-name="T1"> </text:span></text:p>
        </text:list-item>
        <text:list-item>
          <text:p text:style-name="P10">Iniciar sesi<text:span text:style-name="T9">ó</text:span>n con el usuario postgresql ejecutando el comando, `su postgres`. </text:p>
        </text:list-item>
        <text:list-item>
          <text:p text:style-name="P10">Verificar que el script DeployAll.sh tenga permiso de ejecuci<text:span text:style-name="T9">ó</text:span>n. De no ser as<text:span text:style-name="T10">í</text:span>, se debe otorgarle el permiso ejecutando el comando, `chmod +x DeployAll.sh.` </text:p>
        </text:list-item>
        <text:list-item>
          <text:p text:style-name="P10">Correr el script DeployAll.sh, esto se puede hacer de la siguiente forma `./DeployAll.sh`. </text:p>
        </text:list-item>
      </text:list>
      <text:p text:style-name="P1"/>
      <text:p text:style-name="P1"/>
      <text:p text:style-name="P2">Correr el proyecto en DEV: </text:p>
      <text:p text:style-name="P1"/>
      <text:list xml:id="list2149420407" text:style-name="L3">
        <text:list-item>
          <text:p text:style-name="P11">Entrar al directorio donde se encuentra el proyecto y ejecutar el comando play run. </text:p>
        </text:list-item>
        <text:list-item>
          <text:p text:style-name="P11">La pagina será servida desde la dirección LocalHost:9000.</text:p>
        </text:list-item>
      </text:list>
      <text:p text:style-name="P1"/>
      <text:p text:style-name="P1"/>
      <text:p text:style-name="P4"><text:span text:style-name="T1">Nota: <text:s/></text:span></text:p>
      <text:p text:style-name="P4"><text:span text:style-name="T1"/></text:p>
      <text:p text:style-name="P4"><text:span text:style-name="T2"><text:tab/>Este metodo de instalación fue pensado y elavorado para que funcione bajo ambiente linux. <text:tab/>Para realizar la instalación en otros sistemas operativos, se deben realizar los pasos <text:tab/>equivalentes, tanto en los descritos en este manual como en los ejecutados en el script <text:tab/>DeployAll.sh</text:span></text:p>
      <text:p text:style-name="P4"><text:span text:style-name="T2"/></text:p>
      <text:p text:style-name="P4"><text:soft-page-break/><text:span text:style-name="T2">R</text:span><text:span text:style-name="T1">eferencias:</text:span></text:p>
      <text:p text:style-name="P4"><text:span text:style-name="T1"/></text:p>
      <text:p text:style-name="P4"><text:span text:style-name="T1"><text:tab/></text:span><text:span text:style-name="T4">Para mas información acerca de la instalación de <text:s/>play y JDK 1.6 puede consultar las siguientes <text:tab/>direcciones electrónicas.</text:span></text:p>
      <text:p text:style-name="P4"><text:span text:style-name="T4"/></text:p>
      <text:p text:style-name="P4"><text:span text:style-name="T4"><text:tab/></text:span><text:a xlink:type="simple" xlink:href="http://www.playframework.org/documentation/2.0.4/Installing">http://www.playframework.org/documentation/2.0.4/Installing</text:a><text:span text:style-name="T2"> </text:span></text:p>
      <text:p text:style-name="P4"><text:span text:style-name="T2"/></text:p>
      <text:p text:style-name="P4"><text:span text:style-name="T2"><text:tab/></text:span><text:a xlink:type="simple" xlink:href="http://www.oracle.com/technetwork/java/javase/index-137561.html">http://www.oracle.com/technetwork/java/javase/index-137561.html</text:a><text:span text:style-name="T2"> 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Ander</meta:initial-creator>
    <meta:creation-date>2012-12-05T07:13:36</meta:creation-date>
    <dc:date>2012-12-05T13:11:26</dc:date>
    <dc:creator>Jon Ander</dc:creator>
    <meta:editing-duration>PT3H21M5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25" meta:word-count="219" meta:character-count="1062" meta:non-whitespace-character-count="1419"/>
  </office:meta>
</office:document-meta>
</file>